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B4900AC253AF74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47cm, 3.444cm, 10.598cm, 4.45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41cm" svg:height="23.4cm" svg:x="0.892cm" svg:y="2.391cm">
          <draw:image xlink:href="Pictures/10000000000005E8000007E06B4900AC253AF74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5T13:26:13.457253050</dc:date>
    <meta:editing-duration>PT3M3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